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indent="0.3cm" style:auto-text-indent="false"/>
      <style:text-properties fo:font-size="13pt" fo:font-weight="bold" style:font-size-asian="13pt" style:font-weight-asian="bold" style:font-size-complex="13pt" style:font-weight-complex="bold"/>
    </style:style>
    <style:style style:name="P2" style:family="paragraph" style:parent-style-name="Standard">
      <style:paragraph-properties fo:margin-left="0cm" fo:margin-right="0cm" fo:text-indent="0.3cm" style:auto-text-indent="false"/>
      <style:text-properties fo:font-size="13pt" fo:font-weight="normal" style:font-size-asian="13pt" style:font-weight-asian="normal" style:font-size-complex="13pt" style:font-weight-complex="normal"/>
    </style:style>
    <style:style style:name="P3" style:family="paragraph" style:parent-style-name="Standard">
      <style:paragraph-properties fo:margin-left="0cm" fo:margin-right="0cm" fo:text-indent="0.3cm" style:auto-text-indent="false"/>
      <style:text-properties fo:font-size="13pt" style:font-size-asian="13pt" style:font-size-complex="13pt"/>
    </style:style>
    <style:style style:name="P4" style:family="paragraph" style:parent-style-name="Standard" style:master-page-name="Standard">
      <style:paragraph-properties fo:margin-left="0cm" fo:margin-right="0cm" fo:text-indent="0.3cm" style:auto-text-indent="false" style:page-number="auto"/>
      <style:text-properties fo:font-size="13pt" fo:font-weight="bold" officeooo:rsid="0009b49c" officeooo:paragraph-rsid="0009b49c" style:font-size-asian="13pt" style:font-weight-asian="bold" style:font-size-complex="13pt" style:font-weight-complex="bold"/>
    </style:style>
    <style:style style:name="P5" style:family="paragraph" style:parent-style-name="Standard">
      <style:paragraph-properties fo:margin-left="0cm" fo:margin-right="0cm" fo:text-indent="0.3cm" style:auto-text-indent="false"/>
      <style:text-properties fo:font-size="13pt" fo:font-weight="bold" style:font-size-asian="13pt" style:font-weight-asian="bold" style:font-size-complex="13pt" style:font-weight-complex="bold"/>
    </style:style>
    <style:style style:name="P6" style:family="paragraph" style:parent-style-name="Standard">
      <style:paragraph-properties fo:margin-left="0cm" fo:margin-right="0cm" fo:text-indent="0.3cm" style:auto-text-indent="false"/>
      <style:text-properties fo:font-size="13pt" fo:font-weight="bold" officeooo:rsid="0009b49c" officeooo:paragraph-rsid="0009b49c" style:font-size-asian="13pt" style:font-weight-asian="bold" style:font-size-complex="13pt" style:font-weight-complex="bold"/>
    </style:style>
    <style:style style:name="P7" style:family="paragraph" style:parent-style-name="Standard">
      <style:paragraph-properties fo:margin-left="0cm" fo:margin-right="0cm" fo:text-indent="0.3cm" style:auto-text-indent="false"/>
      <style:text-properties fo:font-size="13pt" fo:font-weight="normal" style:font-size-asian="13pt" style:font-weight-asian="normal" style:font-size-complex="13pt" style:font-weight-complex="normal"/>
    </style:style>
    <style:style style:name="P8" style:family="paragraph" style:parent-style-name="Standard">
      <style:paragraph-properties fo:margin-left="0cm" fo:margin-right="0cm" fo:text-indent="0.3cm" style:auto-text-indent="false"/>
      <style:text-properties fo:font-size="13pt" fo:font-weight="normal" officeooo:rsid="0009b49c" officeooo:paragraph-rsid="0009b49c" style:font-size-asian="13pt" style:font-weight-asian="normal" style:font-size-complex="13pt" style:font-weight-complex="normal"/>
    </style:style>
    <style:style style:name="P9" style:family="paragraph" style:parent-style-name="Standard">
      <style:paragraph-properties fo:margin-left="0cm" fo:margin-right="0cm" fo:text-align="start" style:justify-single-word="false" fo:orphans="2" fo:widows="2" fo:text-indent="0.3cm" style:auto-text-indent="false" style:writing-mode="lr-tb">
        <style:tab-stops>
          <style:tab-stop style:position="0.556cm"/>
        </style:tab-stops>
      </style:paragraph-properties>
      <style:text-properties fo:font-size="13pt" fo:font-weight="normal" style:font-size-asian="13pt" style:font-weight-asian="normal" style:font-size-complex="13pt" style:font-weight-complex="normal"/>
    </style:style>
    <style:style style:name="T1" style:family="text">
      <style:text-properties officeooo:rsid="000b3e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unções com print</text:p>
      <text:p text:style-name="P6"/>
      <text:p text:style-name="P8">\n – Muda a linha</text:p>
      <text:p text:style-name="P8">\b – Apaga um caracter da linha anterior</text:p>
      <text:p text:style-name="P8">end=’’ - Junta dois prints com o que estiver dentro das aspas</text:p>
      <text:p text:style-name="P6"/>
      <text:p text:style-name="P8"/>
      <text:p text:style-name="P1">Tipos primitivos</text:p>
      <text:p text:style-name="P1"/>
      <text:p text:style-name="P2">int- números inteiros (1,2,-1,-2)</text:p>
      <text:p text:style-name="P9">float- número com ponto (1.2,2.5,1.0)</text:p>
      <text:p text:style-name="P2">bool- valores booleanos (True/False)</text:p>
      <text:p text:style-name="P2">str- strings (‘oi’, ‘1’)</text:p>
      <text:p text:style-name="P2"/>
      <text:p text:style-name="P1">Usar o .format</text:p>
      <text:p text:style-name="P1"/>
      <text:p text:style-name="P2">print(“Mensagem {}”.format(n))</text:p>
      <text:p text:style-name="P2"/>
      <text:p text:style-name="P2">Para mudar o que aparece em vez de {} usam-se os dois pontos (:), seguidos de:</text:p>
      <text:p text:style-name="P2"/>
      <text:p text:style-name="P2">- Um número, para aumentar o tamanho da mensagem para esse número, ex: {:20} faz a mensagem ter 20 caracteres de tamanho, preenchidos com espaços</text:p>
      <text:p text:style-name="P2"/>
      <text:p text:style-name="P2">- Um sinal de alinhamento (&lt;, &gt; ou ^) que fazem a mensagem ser alinhada, respetivamente, esquerda, direita e centro, ex: {:&lt;20} faz a mensagem ter 20 caracteres de tamanho e ser alinhada à esquerda</text:p>
      <text:p text:style-name="P2"/>
      <text:p text:style-name="P2">- Um caracter, que faz com que a mensagem seja preenchida com esse caracter, ex: {:=^20} faz a mensagem ter vinte caracteres, preenchidos com ‘<text:span text:style-name="T1">=’</text:span> e ser alinhada ao centro</text:p>
      <text:p text:style-name="P2"/>
      <text:p text:style-name="P2"/>
      <text:p text:style-name="P1">Ordem dos operadores aritméticos</text:p>
      <text:p text:style-name="P1"/>
      <text:p text:style-name="P2">1-Parêntesis <text:s/>(())</text:p>
      <text:p text:style-name="P2">2-Potências (** <text:s/>ou pow(x, y))</text:p>
      <text:p text:style-name="P2">3-Multiplicação(*), divisão(/), divisão inteira(//), e resto da divisão(%)</text:p>
      <text:p text:style-name="P2">4-Soma(+) e subtração(-)</text:p>
      <text:p text:style-name="P2"/>
      <text:p text:style-name="P2">Nas operações com mesma prioridade fazem-se as que aparecem primeiro</text:p>
      <text:p text:style-name="P2"/>
      <text:p text:style-name="P2"/>
      <text:p text:style-name="P1">Escrever em várias linhas</text:p>
      <text:p text:style-name="P3"/>
      <text:p text:style-name="P2">Manter o que vêm a seguir na mesma linha: <text:s/>end=’ ’ (usar depois das aspas)</text:p>
      <text:p text:style-name="P2">Mudar de linha: <text:s/>\n <text:s/>(usar no meio da string)</text:p>
      <text:p text:style-name="P2"/>
      <text:p text:style-name="P2"/>
      <text:p text:style-name="P1">Comentários</text:p>
      <text:p text:style-name="P3"><text:soft-page-break/></text:p>
      <text:p text:style-name="P2">Para por um comentário no programa coloca-se um # antes, ex: # comentário</text:p>
      <text:p text:style-name="P2"/>
      <text:p text:style-name="P2"/>
      <text:p text:style-name="P2"/>
      <text:p text:style-name="P3"/>
      <text:p text:style-name="P3"/>
      <text:p text:style-name="P3"/>
      <text:p text:style-name="P1">Importar</text:p>
      <text:p text:style-name="P3"/>
      <text:p text:style-name="P2">Para importar uma biblioteca inteira usar: import ‘math’ <text:s/>[exemplo]</text:p>
      <text:p text:style-name="P2">Para importar apenas uma função usar: from ‘math’ import ‘sqrt’ <text:s/>[exemplo]</text:p>
      <text:p text:style-name="P3"/>
      <text:p text:style-name="P2">Se usarmos o 1º comando temos de colocar math.sqrt(4) para usar um comando da biblioteca</text:p>
      <text:p text:style-name="P2">Se usarmos o 2º apenas temos de colocar o comando que queremos executar sqrt(4)</text:p>
      <text:p text:style-name="P3"/>
      <text:p text:style-name="P2">Para encontrar pacotes para descarregar podemos ir ao Python.org e clicar em Docs (para ver os pacotes já descarregados, mas não instalados) ou em PyPI (pacotes extra, podendo alguns terem sido criados pela comunidade). Estes pacotes vêm com um manual que nos permite ver alguns comandos que esse pacote nos permite faz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pt" fo:country="PT" style:letter-kerning="true" style:font-name-asian="SimSun" style:font-size-asian="10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0pt" fo:language="pt" fo:country="PT" style:letter-kerning="true" style:font-name-asian="SimSun" style:font-size-asian="10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pt" fo:country="PT" style:letter-kerning="true" style:font-name-asian="SimSun" style:font-family-asia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693cm" fo:margin-right="1.316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19:49:33</meta:creation-date>
    <dc:language>pt-PT</dc:language>
    <dc:date>2018-08-28T12:20:51.496000000</dc:date>
    <meta:editing-cycles>16</meta:editing-cycles>
    <meta:editing-duration>PT10H29M49S</meta:editing-duration>
    <meta:generator>LibreOffice/5.4.4.2$Windows_X86_64 LibreOffice_project/2524958677847fb3bb44820e40380acbe820f960</meta:generator>
    <meta:document-statistic meta:table-count="0" meta:image-count="0" meta:object-count="0" meta:page-count="2" meta:paragraph-count="32" meta:word-count="332" meta:character-count="2027" meta:non-whitespace-character-count="1718"/>
  </office:meta>
</office:document-meta>
</file>